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b3b1" officeooo:paragraph-rsid="0010b3b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 db.customers.insert({'name':{'firstname':"jyoti",'lastname':"Kulkarni"},</text:p>
      <text:p text:style-name="P1"><text:tab/>'email':"jyotik@gmail.com",'profession':"CA",'dob':"10/5/1986",'gender':"female",</text:p>
      <text:p text:style-name="P1"><text:tab/>'hobbies':"singing,fishing,waterpolo,swimming"})</text:p>
      <text:p text:style-name="P1"><text:tab/>WriteResult({ "nInserted" : 1 })</text:p>
      <text:p text:style-name="P1"/>
      <text:p text:style-name="P1"><text:tab/>db.customers.insert({'name':{'first name':"kedar",'last <text:tab/>name':"pant"},'email':"kedarp@gmail.com",'profession':"singer",'dob':"15/6/1975",'gender':"male",'hobbies':"singing,swimming"})</text:p>
      <text:p text:style-name="P1"><text:tab/>WriteResult({ "nInserted" : 1 })</text:p>
      <text:p text:style-name="P1"><text:tab/>&gt; db.customers.insert({'name':{'first name':"harry",'last name':"potter"},'email':"harryp@gmail.com",'profession':"wizard",'dob':"31/7/1997",'gender':"male",'hobbies':"flying,quidditch"})</text:p>
      <text:p text:style-name="P1"><text:tab/>WriteResult({ "nInserted" : 1 })</text:p>
      <text:p text:style-name="P1"><text:tab/>&gt; db.customers.insert({'name':{'first name':"hermione",'last name':"granger"},'email':"hermioneg@gmail.com",'profession':"witch",'dob':"17/10/1997",'gender':"female",'hobbies':"flying,spells,reading"})</text:p>
      <text:p text:style-name="P1"><text:tab/>WriteResult({ "nInserted" : 1 })</text:p>
      <text:p text:style-name="P1">==================================================================================================</text:p>
      <text:p text:style-name="P1">var mapper = function() {emit(this.gender,1)}</text:p>
      <text:p text:style-name="P1">var reducer=function(gender,count) {return Array.sum(count)}</text:p>
      <text:p text:style-name="P1">db.customers.mapReduce(mapper,reducer,{out:"mpq"})</text:p>
      <text:p text:style-name="P1">{</text:p>
      <text:p text:style-name="P1"><text:tab/>"result" : "mpq",</text:p>
      <text:p text:style-name="P1"><text:tab/>"timeMillis" : 734,</text:p>
      <text:p text:style-name="P1"><text:tab/>"counts" : {</text:p>
      <text:p text:style-name="P1"><text:tab/><text:tab/>"input" : 5,</text:p>
      <text:p text:style-name="P1"><text:tab/><text:tab/>"emit" : 5,</text:p>
      <text:p text:style-name="P1"><text:tab/><text:tab/>"reduce" : 2,</text:p>
      <text:p text:style-name="P1"><text:tab/><text:tab/>"output" : 2</text:p>
      <text:p text:style-name="P1"><text:tab/>},</text:p>
      <text:p text:style-name="P1"><text:tab/>"ok" : 1</text:p>
      <text:p text:style-name="P1">}</text:p>
      <text:p text:style-name="P1">db.mpq.find()</text:p>
      <text:p text:style-name="P1">{ "_id" : "female", "value" : 2 }</text:p>
      <text:p text:style-name="P1">{ "_id" : "male", "value" : 3 }</text:p>
      <text:p text:style-name="P1">===================================================================================================</text:p>
      <text:p text:style-name="P1">var mapper = function(){</text:p>
      <text:p text:style-name="P1">var h=this.hobbies.split(",");</text:p>
      <text:p text:style-name="P1">for(i in h) {</text:p>
      <text:p text:style-name="P1">emit(h[i],1)</text:p>
      <text:p text:style-name="P1">}</text:p>
      <text:p text:style-name="P1">}</text:p>
      <text:p text:style-name="P1">var reducer = function(h,count){return Array.sum(count)}</text:p>
      <text:p text:style-name="P1">OR</text:p>
      <text:p text:style-name="P1">var reducer = function(hobbies,count){return Array.sum(count)}</text:p>
      <text:p text:style-name="P1">db.customers.mapReduce(mapper,reducer,{out:"mpq"})</text:p>
      <text:p text:style-name="P1">{</text:p>
      <text:p text:style-name="P1"><text:tab/>"result" : "mpq",</text:p>
      <text:p text:style-name="P1"><text:tab/>"timeMillis" : 529,</text:p>
      <text:p text:style-name="P1"><text:tab/>"counts" : {</text:p>
      <text:p text:style-name="P1"><text:tab/><text:tab/>"input" : 5,</text:p>
      <text:p text:style-name="P1"><text:tab/><text:tab/>"emit" : 13,</text:p>
      <text:p text:style-name="P1"><text:tab/><text:tab/>"reduce" : 4,</text:p>
      <text:p text:style-name="P1"><text:tab/><text:tab/>"output" : 8</text:p>
      <text:p text:style-name="P1"><text:tab/>},</text:p>
      <text:p text:style-name="P1"><text:tab/>"ok" : 1</text:p>
      <text:p text:style-name="P1">}</text:p>
      <text:p text:style-name="P1">db.mpq.find()</text:p>
      <text:p text:style-name="P1">{ "_id" : "fishing", "value" : 1 }</text:p>
      <text:p text:style-name="P1">{ "_id" : "flying", "value" : 3 }</text:p>
      <text:p text:style-name="P1">{ "_id" : "quidditch", "value" : 2 }</text:p>
      <text:p text:style-name="P1">{ "_id" : "reading", "value" : 1 }</text:p>
      <text:p text:style-name="P1">{ "_id" : "singing", "value" : 2 }</text:p>
      <text:p text:style-name="P1">{ "_id" : "spells", "value" : 1 }</text:p>
      <text:p text:style-name="P1">{ "_id" : "swimming", "value" : 2 }</text:p>
      <text:p text:style-name="P1">{ "_id" : "waterpolo", "value" : 1 }</text:p>
      <text:p text:style-name="P1"/>
      <text:p text:style-name="P1">===================================================================================================</text:p>
      <text:p text:style-name="P1">var mapper = function() {emit(this.profession,1)}</text:p>
      <text:p text:style-name="P1"/>
      <text:p text:style-name="P1">var reducer = function(profession,count) {return Array.sum(count)}</text:p>
      <text:p text:style-name="P1"/>
      <text:p text:style-name="P1">db.customers.mapReduce(mapper,reducer,{out:"mpq"})</text:p>
      <text:p text:style-name="P1">{</text:p>
      <text:p text:style-name="P1"><text:tab/>"result" : "mpq",</text:p>
      <text:p text:style-name="P1"><text:tab/>"timeMillis" : 646,</text:p>
      <text:p text:style-name="P1"><text:tab/>"counts" : {</text:p>
      <text:p text:style-name="P1"><text:tab/><text:tab/>"input" : 5,</text:p>
      <text:p text:style-name="P1"><text:tab/><text:tab/>"emit" : 5,</text:p>
      <text:p text:style-name="P1"><text:tab/><text:tab/>"reduce" : 1,</text:p>
      <text:p text:style-name="P1"><text:tab/><text:tab/>"output" : 4</text:p>
      <text:p text:style-name="P1"><text:tab/>},</text:p>
      <text:p text:style-name="P1"><text:tab/>"ok" : 1</text:p>
      <text:p text:style-name="P1">}</text:p>
      <text:p text:style-name="P1">db.mpq.find()</text:p>
      <text:p text:style-name="P1">{ "_id" : "CA", "value" : 1 }</text:p>
      <text:p text:style-name="P1">{ "_id" : "singer", "value" : 1 }</text:p>
      <text:p text:style-name="P1">{ "_id" : "witch", "value" : 1 }</text:p>
      <text:p text:style-name="P1">{ "_id" : "wizard", "value" : 2 }</text:p>
      <text:p text:style-name="P1">==============================================================================================</text:p>
      <text:p text:style-name="P1">var mapper = function() {for(doc in this){ emit(doc,1); } }</text:p>
      <text:p text:style-name="P1"/>
      <text:p text:style-name="P1">var reducer = function(doc,cnt){return Array.sum(cnt);}</text:p>
      <text:p text:style-name="P1"/>
      <text:p text:style-name="P1">db.customers.mapReduce(mapper,reducer,{out:"mpq"})</text:p>
      <text:p text:style-name="P1">{</text:p>
      <text:p text:style-name="P1"><text:tab/>"result" : "mpq",</text:p>
      <text:p text:style-name="P1"><text:tab/>"timeMillis" : 672,</text:p>
      <text:p text:style-name="P1"><text:tab/>"counts" : {</text:p>
      <text:p text:style-name="P1"><text:tab/><text:tab/>"input" : 5,</text:p>
      <text:p text:style-name="P1"><text:tab/><text:tab/>"emit" : 35,</text:p>
      <text:p text:style-name="P1"><text:tab/><text:tab/>"reduce" : 7,</text:p>
      <text:p text:style-name="P1"><text:tab/><text:tab/>"output" : 7</text:p>
      <text:p text:style-name="P1"><text:tab/>},</text:p>
      <text:p text:style-name="P1"><text:tab/>"ok" : 1</text:p>
      <text:p text:style-name="P1">}</text:p>
      <text:p text:style-name="P1">db.mpq.find()</text:p>
      <text:p text:style-name="P1">{ "_id" : "_id", "value" : 5 }</text:p>
      <text:p text:style-name="P1">{ "_id" : "dob", "value" : 5 }</text:p>
      <text:p text:style-name="P1">{ "_id" : "email", "value" : 5 }</text:p>
      <text:p text:style-name="P1">{ "_id" : "gender", "value" : 5 }</text:p>
      <text:p text:style-name="P1">{ "_id" : "hobbies", "value" : 5 }</text:p>
      <text:p text:style-name="P1">{ "_id" : "name", "value" : 5 }</text:p>
      <text:p text:style-name="P1">{ "_id" : "profession", "value" : 5 }</text:p>
      <text:p text:style-name="P1">&gt; </text:p>
      <text:p text:style-name="P1">==============================================================================================</text:p>
      <text:p text:style-name="P1">var mapper =function() {</text:p>
      <text:p text:style-name="P1">var cnt=0; </text:p>
      <text:p text:style-name="P1">var type;</text:p>
      <text:p text:style-name="P1">var h=this.hobbies.split(","); </text:p>
      <text:p text:style-name="P1">for(e in h){</text:p>
      <text:p text:style-name="P1">cnt++;</text:p>
      <text:p text:style-name="P1">} </text:p>
      <text:p text:style-name="P1">if(cnt&gt;=3) </text:p>
      <text:p text:style-name="P1">{type="&gt;=";</text:p>
      <text:p text:style-name="P1"><text:s/>} </text:p>
      <text:p text:style-name="P1">else </text:p>
      <text:p text:style-name="P1">{type="&lt;";</text:p>
      <text:p text:style-name="P1">}</text:p>
      <text:p text:style-name="P1"><text:s/>emit(type,1);</text:p>
      <text:p text:style-name="P1"><text:s/></text:p>
      <text:p text:style-name="P1">}</text:p>
      <text:p text:style-name="P1"/>
      <text:p text:style-name="P1">var reducer=function(type,c){return Array.sum(c);}</text:p>
      <text:p text:style-name="P1"/>
      <text:p text:style-name="P1">db.customers.mapReduce(mapper,reducer,{out:"mpq"})</text:p>
      <text:p text:style-name="P1">{</text:p>
      <text:p text:style-name="P1"><text:tab/>"result" : "mpq",</text:p>
      <text:p text:style-name="P1"><text:tab/>"timeMillis" : 704,</text:p>
      <text:p text:style-name="P1"><text:tab/>"counts" : {</text:p>
      <text:p text:style-name="P1"><text:tab/><text:tab/>"input" : 5,</text:p>
      <text:p text:style-name="P1"><text:tab/><text:tab/>"emit" : 5,</text:p>
      <text:p text:style-name="P1"><text:tab/><text:tab/>"reduce" : 2,</text:p>
      <text:p text:style-name="P1"><text:tab/><text:tab/>"output" : 2</text:p>
      <text:p text:style-name="P1"><text:tab/>},</text:p>
      <text:p text:style-name="P1"><text:tab/>"ok" : 1</text:p>
      <text:p text:style-name="P1">}</text:p>
      <text:p text:style-name="P1">&gt; db.mpq.find()</text:p>
      <text:p text:style-name="P1">{ "_id" : "&lt;", "value" : 3 }</text:p>
      <text:p text:style-name="P1">{ "_id" : "&gt;=", "value" : 2 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07:04:45.111950130</meta:creation-date>
    <dc:date>2017-11-02T07:12:14.628778717</dc:date>
    <meta:editing-duration>PT7M29S</meta:editing-duration>
    <meta:editing-cycles>1</meta:editing-cycles>
    <meta:document-statistic meta:table-count="0" meta:image-count="0" meta:object-count="0" meta:page-count="1" meta:paragraph-count="136" meta:word-count="455" meta:character-count="3809" meta:non-whitespace-character-count="3402"/>
    <meta:generator>LibreOffice/5.1.6.2$Linux_X86_64 LibreOffice_project/10m0$Build-2</meta:generator>
  </office:meta>
</office:document-meta>
</file>